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13cm" fo:min-width="9.339cm"/>
    </style:style>
    <style:style style:name="gr2" style:family="graphic" style:parent-style-name="standard">
      <style:graphic-properties draw:textarea-horizontal-align="justify" draw:textarea-vertical-align="middle" draw:auto-grow-height="false" fo:min-height="0.514cm" fo:min-width="9.339cm"/>
    </style:style>
    <style:style style:name="gr3" style:family="graphic" style:parent-style-name="standard">
      <style:graphic-properties draw:textarea-horizontal-align="justify" draw:textarea-vertical-align="middle" draw:auto-grow-height="false" fo:min-height="0.458cm" fo:min-width="1.36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6cm" fo:min-width="4.89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459cm" fo:min-width="1.36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6cm" fo:min-width="5.05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6cm" fo:min-width="4.81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458cm" fo:min-width="4.28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459cm" fo:min-width="4.28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458cm" fo:min-width="5.3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4.89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839cm" svg:height="0.763cm" svg:x="5.556cm" svg:y="3.8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839cm" svg:height="0.764cm" svg:x="5.556cm" svg:y="4.7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839cm" svg:height="0.763cm" svg:x="5.556cm" svg:y="5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839cm" svg:height="0.763cm" svg:x="5.556cm" svg:y="6.5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839cm" svg:height="0.764cm" svg:x="5.556cm" svg:y="7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839cm" svg:height="0.763cm" svg:x="5.556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839cm" svg:height="0.763cm" svg:x="5.556cm" svg:y="9.3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861cm" svg:height="0.708cm" svg:x="10.021cm" svg:y="1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6.446cm" svg:height="0.962cm" svg:x="6.566cm" svg:y="0.997cm">
          <draw:text-box>
            <text:p>user_input_end_date</text:p>
          </draw:text-box>
        </draw:frame>
        <draw:custom-shape draw:style-name="gr5" draw:text-style-name="P1" draw:layer="layout" svg:width="1.861cm" svg:height="0.709cm" svg:x="4.138cm" svg:y="0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6.628cm" svg:height="0.962cm" svg:x="0.682cm" svg:y="0.99cm">
          <draw:text-box>
            <text:p>user_input_start_date</text:p>
          </draw:text-box>
        </draw:frame>
        <draw:frame draw:style-name="gr7" draw:text-style-name="P2" draw:layer="layout" svg:width="5.317cm" svg:height="0.962cm" svg:x="1.48cm" svg:y="6.665cm">
          <draw:text-box>
            <text:p>now/present</text:p>
          </draw:text-box>
        </draw:frame>
        <draw:custom-shape draw:style-name="gr8" draw:text-style-name="P1" draw:layer="layout" svg:width="4.786cm" svg:height="0.708cm" svg:x="0.682cm" svg:y="3.831cm">
          <text:p text:style-name="P1">ran_date_&lt;N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4.786cm" svg:height="0.708cm" svg:x="0.682cm" svg:y="4.776cm">
          <text:p text:style-name="P1">ran_date_&lt;N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4.786cm" svg:height="0.709cm" svg:x="0.682cm" svg:y="5.72cm">
          <text:p text:style-name="P1">ran_date_&lt;N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4.786cm" svg:height="0.708cm" svg:x="0.682cm" svg:y="7.374cm">
          <text:p text:style-name="P1">ran_date_&gt;N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4.786cm" svg:height="0.708cm" svg:x="0.682cm" svg:y="8.319cm">
          <text:p text:style-name="P1">ran_date_&gt;N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4.786cm" svg:height="0.708cm" svg:x="0.682cm" svg:y="9.499cm">
          <text:p text:style-name="P1">ran_date_&gt;N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5.85cm" svg:height="0.708cm" svg:x="16.105cm" svg:y="3.831cm">
          <text:p text:style-name="P1">random_time_phr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5.85cm" svg:height="0.708cm" svg:x="22.455cm" svg:y="3.857cm">
          <text:p text:style-name="P1">Button_</text:p>
          <text:p text:style-name="P1">Click to randomize time phr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861cm" svg:height="0.709cm" svg:x="18.145cm" svg:y="2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" draw:layer="layout" svg:width="5.398cm" svg:height="0.962cm" svg:x="16.557cm" svg:y="2.27cm">
          <draw:text-box>
            <text:p>button_edit_time</text:p>
          </draw:text-box>
        </draw:frame>
        <draw:custom-shape draw:style-name="gr5" draw:text-style-name="P1" draw:layer="layout" svg:width="1.861cm" svg:height="0.709cm" svg:x="8.62cm" svg:y="2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" draw:layer="layout" svg:width="5.853cm" svg:height="0.962cm" svg:x="7.349cm" svg:y="2.578cm">
          <draw:text-box>
            <text:p>button_edit_events</text:p>
          </draw:text-box>
        </draw:frame>
        <draw:custom-shape draw:style-name="gr10" draw:text-style-name="P1" draw:layer="layout" svg:width="5.85cm" svg:height="0.708cm" svg:x="16.105cm" svg:y="4.812cm">
          <text:p text:style-name="P1">random_time_phr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5.85cm" svg:height="0.708cm" svg:x="22.455cm" svg:y="4.838cm">
          <text:p text:style-name="P1">Button_</text:p>
          <text:p text:style-name="P1">Click to randomize time phr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5.85cm" svg:height="0.708cm" svg:x="16.105cm" svg:y="5.793cm">
          <text:p text:style-name="P1">random_time_phr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5.85cm" svg:height="0.708cm" svg:x="22.455cm" svg:y="5.819cm">
          <text:p text:style-name="P1">Button_</text:p>
          <text:p text:style-name="P1">Click to randomize time phr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5.85cm" svg:height="0.708cm" svg:x="16.105cm" svg:y="7.474cm">
          <text:p text:style-name="P1">random_time_phr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5.85cm" svg:height="0.708cm" svg:x="22.455cm" svg:y="7.5cm">
          <text:p text:style-name="P1">Button_</text:p>
          <text:p text:style-name="P1">Click to randomize time phr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5.85cm" svg:height="0.708cm" svg:x="16.105cm" svg:y="8.555cm">
          <text:p text:style-name="P1">random_time_phr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5.85cm" svg:height="0.708cm" svg:x="22.455cm" svg:y="8.581cm">
          <text:p text:style-name="P1">Button_</text:p>
          <text:p text:style-name="P1">Click to randomize time phr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5.85cm" svg:height="0.708cm" svg:x="16.105cm" svg:y="9.555cm">
          <text:p text:style-name="P1">random_time_phr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5.85cm" svg:height="0.708cm" svg:x="22.455cm" svg:y="9.581cm">
          <text:p text:style-name="P1">Button_</text:p>
          <text:p text:style-name="P1">Click to randomize time phr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5.85cm" svg:height="0.708cm" svg:x="16.105cm" svg:y="6.755cm">
          <text:p text:style-name="P1">random_time_phr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5.85cm" svg:height="0.708cm" svg:x="22.455cm" svg:y="6.781cm">
          <text:p text:style-name="P1">Button_</text:p>
          <text:p text:style-name="P1">Click to randomize time phrase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18T10:04:04.500517317</meta:creation-date>
    <dc:date>2021-12-19T08:36:55.565908522</dc:date>
    <meta:editing-duration>PT13M26S</meta:editing-duration>
    <meta:editing-cycles>3</meta:editing-cycles>
    <meta:generator>LibreOffice/7.2.4.1$Linux_X86_64 LibreOffice_project/b8e68b5bf61ce56d972a163ea31a18aecdcd64cd</meta:generator>
    <meta:document-statistic meta:object-count="36"/>
  </office:meta>
</office:document-meta>
</file>